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xml:id="id80" draw:id="id80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xml:id="id81" draw:id="id8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draw:start-shape="id78" draw:start-glue-point="2" draw:end-shape="id79" draw:end-glue-point="3" svg:d="m13035 9281v429h592" svg:viewBox="0 0 593 430">
          <text:p/>
        </draw:connector>
        <draw:connector draw:style-name="gr4" draw:text-style-name="P2" draw:layer="layout" svg:x1="13.035cm" svg:y1="9.281cm" svg:x2="13.627cm" svg:y2="10.51cm" draw:start-shape="id78" draw:start-glue-point="2" draw:end-shape="id80" draw:end-glue-point="3" svg:d="m13035 9281v1229h592" svg:viewBox="0 0 593 1230">
          <text:p/>
        </draw:connector>
        <draw:connector draw:style-name="gr4" draw:text-style-name="P2" draw:layer="layout" svg:x1="13.035cm" svg:y1="9.281cm" svg:x2="13.627cm" svg:y2="11.31cm" draw:start-shape="id78" draw:start-glue-point="2" draw:end-shape="id81" draw:end-glue-point="3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83" draw:id="id83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4" draw:id="id84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5" draw:id="id85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6" draw:id="id86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82" draw:start-glue-point="2" draw:end-shape="id83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82" draw:start-glue-point="2" draw:end-shape="id84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82" draw:start-glue-point="2" draw:end-shape="id85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82" draw:start-glue-point="2" draw:end-shape="id86" draw:end-glue-point="3" svg:d="m16792 14370v2849h563" svg:viewBox="0 0 564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9" draw:id="id89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102" draw:id="id102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103" draw:id="id103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4" draw:id="id104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6" draw:id="id106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7" draw:id="id107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8" draw:id="id108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10" draw:id="id110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5" draw:id="id105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11" draw:id="id111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12" draw:id="id112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13" draw:id="id113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4" draw:id="id114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5" draw:id="id115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6" draw:id="id116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90" draw:id="id90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91" draw:id="id91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92" draw:id="id92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93" draw:id="id93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4" draw:id="id94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5" draw:id="id95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6" draw:id="id96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7" draw:id="id97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8" draw:id="id98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90" draw:start-glue-point="2" draw:end-shape="id91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90" draw:start-glue-point="2" draw:end-shape="id92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90" draw:start-glue-point="2" draw:end-shape="id93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90" draw:start-glue-point="2" draw:end-shape="id94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90" draw:start-glue-point="2" draw:end-shape="id95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90" draw:start-glue-point="2" draw:end-shape="id96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90" draw:end-shape="id97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90" draw:start-glue-point="2" draw:end-shape="id98" draw:end-glue-point="3" svg:d="m31043 20058v5177h579" svg:viewBox="0 0 580 51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101" draw:start-glue-point="2" draw:end-shape="id102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101" draw:start-glue-point="2" draw:end-shape="id103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101" draw:start-glue-point="2" draw:end-shape="id104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4" draw:start-glue-point="2" draw:end-shape="id105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101" draw:start-glue-point="2" draw:end-shape="id106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101" draw:start-glue-point="2" draw:end-shape="id107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101" draw:start-glue-point="2" draw:end-shape="id108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9" draw:start-glue-point="2" draw:end-shape="id110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101" draw:start-glue-point="2" draw:end-shape="id111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101" draw:start-glue-point="2" draw:end-shape="id112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101" draw:start-glue-point="2" draw:end-shape="id113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101" draw:start-glue-point="2" draw:end-shape="id114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101" draw:start-glue-point="2" draw:end-shape="id115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101" draw:start-glue-point="2" draw:end-shape="id116" draw:end-glue-point="3" svg:d="m23634 15266v10053h520" svg:viewBox="0 0 521 10054">
          <text:p/>
        </draw:connector>
        <draw:frame draw:style-name="gr1" draw:text-style-name="P1" xml:id="id117" draw:id="id117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7" draw:end-glue-point="3" svg:d="m23504 1905v10520h571" svg:viewBox="0 0 572 10521">
          <text:p/>
        </draw:connector>
        <draw:frame draw:style-name="gr1" draw:text-style-name="P1" xml:id="id118" draw:id="id118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8" draw:end-glue-point="3" svg:d="m23504 1905v11320h570" svg:viewBox="0 0 571 11321">
          <text:p/>
        </draw:connector>
        <draw:frame draw:style-name="gr7" draw:text-style-name="P1" xml:id="id109" draw:id="id109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9" draw:start-glue-point="2" draw:end-shape="id101" draw:end-glue-point="3" svg:d="m21120 14097v649h241" svg:viewBox="0 0 242 650">
          <text:p/>
        </draw:connector>
        <draw:frame draw:style-name="gr7" draw:text-style-name="P1" xml:id="id119" draw:id="id119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9" draw:start-glue-point="2" draw:end-shape="id119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36" draw:id="id136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7" draw:id="id137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8" draw:id="id138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9" draw:id="id139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40" draw:id="id140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41" draw:id="id141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36" draw:start-glue-point="2" draw:end-shape="id137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36" draw:start-glue-point="2" draw:end-shape="id138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36" draw:start-glue-point="2" draw:end-shape="id139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36" draw:start-glue-point="2" draw:end-shape="id140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36" draw:start-glue-point="2" draw:end-shape="id141" draw:end-glue-point="3" svg:d="m35036 16805v1428h-17v1749h501" svg:viewBox="0 0 502 3178">
          <text:p/>
        </draw:connector>
        <draw:frame draw:style-name="gr1" draw:text-style-name="P1" xml:id="id174" draw:id="id174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7" draw:id="id177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9" draw:id="id179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43" draw:id="id143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44" draw:id="id144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45" draw:id="id145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46" draw:id="id146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7" draw:id="id147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8" draw:id="id148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43" draw:start-glue-point="2" draw:end-shape="id144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43" draw:start-glue-point="2" draw:end-shape="id145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43" draw:start-glue-point="2" draw:end-shape="id146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43" draw:start-glue-point="2" draw:end-shape="id147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43" draw:start-glue-point="2" draw:end-shape="id148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71" draw:id="id171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70" draw:start-glue-point="2" draw:end-shape="id171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72" draw:id="id172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73" draw:id="id173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72" draw:start-glue-point="2" draw:end-shape="id173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8" draw:id="id178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75" draw:id="id175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80" draw:id="id180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82" draw:id="id182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81" draw:id="id181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76" draw:id="id176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74" draw:start-glue-point="2" draw:end-shape="id175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74" draw:start-glue-point="2" draw:end-shape="id176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75" draw:start-glue-point="2" draw:end-shape="id177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75" draw:start-glue-point="2" draw:end-shape="id178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75" draw:start-glue-point="2" draw:end-shape="id179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76" draw:start-glue-point="2" draw:end-shape="id180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76" draw:start-glue-point="2" draw:end-shape="id181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76" draw:start-glue-point="2" draw:end-shape="id182" draw:end-glue-point="3" svg:d="m43054 24560v2077h568" svg:viewBox="0 0 569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  <draw:frame draw:style-name="gr1" draw:text-style-name="P1" xml:id="id193" draw:id="id193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90" draw:start-glue-point="2" draw:end-shape="id193" draw:end-glue-point="3" svg:d="m31043 20058v5977h578" svg:viewBox="0 0 579 5978">
          <text:p/>
        </draw:connector>
        <draw:frame draw:style-name="gr1" draw:text-style-name="P1" xml:id="id194" draw:id="id194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95" draw:id="id195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94" draw:start-glue-point="2" draw:end-shape="id195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89 peacefu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06T13:15:17</dc:date>
    <dc:creator>Tyler Hayes</dc:creator>
    <meta:editing-duration>PT5H39M35S</meta:editing-duration>
    <meta:editing-cycles>82</meta:editing-cycles>
    <meta:generator>LibreOffice/3.5$Linux_X86_64 LibreOffice_project/350m1$Build-2</meta:generator>
    <meta:document-statistic meta:object-count="462"/>
  </office:meta>
</office:document-meta>
</file>